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Standard">#include&lt;stdio.h&gt;</text:p>
      <text:p text:style-name="Standard">#include&lt;math.h&gt;</text:p>
      <text:p text:style-name="Standard">#include&lt;stdlib.h&gt;</text:p>
      <text:p text:style-name="Standard">void main()</text:p>
      <text:p text:style-name="Standard">{int i,j,k,n,a,it,t,count;</text:p>
      <text:p text:style-name="Standard">float sum=0,sum1=0,s=0,s1=0;</text:p>
      <text:p text:style-name="Standard">float v,u;</text:p>
      <text:p text:style-name="Standard">//To get input</text:p>
      <text:p text:style-name="Standard">printf("\nEnter the number of nodes: ");</text:p>
      <text:p text:style-name="Standard">scanf("%d",&amp;n);</text:p>
      <text:p text:style-name="Standard">float ip[n][n],out[n],in[n],ipt[n][n],multiply[n][n],multiply1[n][n];</text:p>
      <text:p text:style-name="Standard">printf("\nEnter the links. If there is a node from A -&gt; B: enter 1.");</text:p>
      <text:p text:style-name="Standard">for(i=0;i&lt;n;i++)</text:p>
      <text:p text:style-name="Standard">{a=65;</text:p>
      <text:p text:style-name="Standard">for(j=0;j&lt;n;j++)</text:p>
      <text:p text:style-name="Standard">{printf("\n%c-&gt;%c: ",a+i,a+j);</text:p>
      <text:p text:style-name="Standard">scanf("%f",&amp;ip[i][j]);}}</text:p>
      <text:p text:style-name="Standard">float iden[4][1]={1,1,1,1};</text:p>
      <text:p text:style-name="Standard">//To print the input</text:p>
      <text:p text:style-name="Standard"><text:soft-page-break/>a=65;</text:p>
      <text:p text:style-name="Standard">printf("\t");</text:p>
      <text:p text:style-name="Standard">for(j=0;j&lt;n;j++)</text:p>
      <text:p text:style-name="Standard">{printf("%c\t",a+j);} <text:s text:c="3"/></text:p>
      <text:p text:style-name="Standard">for(i=0;i&lt;n;i++)</text:p>
      <text:p text:style-name="Standard">{a=65;</text:p>
      <text:p text:style-name="Standard">printf("\n%c",a+i);</text:p>
      <text:p text:style-name="Standard">for(k=0;k&lt;n;k++)</text:p>
      <text:p text:style-name="Standard">{printf("\t%.2f",ip[i][k]);}}</text:p>
      <text:p text:style-name="Standard">//to calculate ip transpose</text:p>
      <text:p text:style-name="Standard">for(i=0;i&lt;n;i++)</text:p>
      <text:p text:style-name="Standard">{for(j=0;j&lt;n;j++)</text:p>
      <text:p text:style-name="Standard">{ipt[i][j]=ip[j][i];}}</text:p>
      <text:p text:style-name="Standard">//To ask the number of iterations</text:p>
      <text:p text:style-name="Standard">printf("\nEnter the number of iterations desired: ");</text:p>
      <text:p text:style-name="Standard">scanf("%d",&amp;it);</text:p>
      <text:p text:style-name="Standard">k=1;</text:p>
      <text:p text:style-name="Standard">while(k&lt;=it)</text:p>
      <text:p text:style-name="Standard">{//To calculate indegree and outdegree</text:p>
      <text:p text:style-name="Standard">for(i=0;i&lt;n;i++)</text:p>
      <text:p text:style-name="Standard">{out[i]=0;</text:p>
      <text:p text:style-name="Standard"><text:soft-page-break/>in[i]=0;</text:p>
      <text:p text:style-name="Standard">for(j=0;j&lt;n;j++)</text:p>
      <text:p text:style-name="Standard">{if(ip[i][j]==1)</text:p>
      <text:p text:style-name="Standard">{out[i]++;}</text:p>
      <text:p text:style-name="Standard">if(ip[j][i]==1)</text:p>
      <text:p text:style-name="Standard">{in[i]++;}</text:p>
      <text:p text:style-name="Standard">}}</text:p>
      <text:p text:style-name="Standard">k++;</text:p>
      <text:p text:style-name="Standard">//Calculate V, U</text:p>
      <text:p text:style-name="Standard">for (i = 0; i &lt; n; i++) {</text:p>
      <text:p text:style-name="Standard"><text:s text:c="2"/><text:tab/>for (j = 0; j &lt; 1; j++) {</text:p>
      <text:p text:style-name="Standard"><text:s text:c="4"/><text:tab/>for (t = 0; t &lt; n; t++) {</text:p>
      <text:p text:style-name="Standard"><text:s text:c="6"/><text:tab/>sum = sum + ipt[i][t]*iden[t][j];}</text:p>
      <text:p text:style-name="Standard"><text:s text:c="2"/>multiply[i][j] = sum;</text:p>
      <text:p text:style-name="Standard"><text:s text:c="4"/><text:tab/>sum = 0;}}</text:p>
      <text:p text:style-name="Standard">for (i = 0; i &lt; n; i++) {</text:p>
      <text:p text:style-name="Standard"><text:s text:c="2"/><text:tab/>for (j = 0; j &lt; 1; j++) {</text:p>
      <text:p text:style-name="Standard"><text:s text:c="10"/><text:tab/>for (t = 0; t &lt; n; t++) {</text:p>
      <text:p text:style-name="Standard"><text:s text:c="6"/><text:tab/>sum1= sum1 + ip[i][t]*multiply[t][j];}</text:p>
      <text:p text:style-name="Standard"><text:s text:c="5"/><text:tab/>multiply1[i][j] = sum1;</text:p>
      <text:p text:style-name="Standard"><text:s text:c="4"/><text:tab/>sum1 = 0 <text:tab/>}<text:tab/>}</text:p>
      <text:p text:style-name="Standard"><text:soft-page-break/>//To calculate new authority and hub</text:p>
      <text:p text:style-name="Standard">for(i=0;i&lt;n;i++)</text:p>
      <text:p text:style-name="Standard">{for(j=0;j&lt;1;j++)</text:p>
      <text:p text:style-name="Standard">{s=s+(multiply[i][j]*multiply[i][j]);</text:p>
      <text:p text:style-name="Standard">s1=s1+(multiply1[i][j]*multiply1[i][j]);</text:p>
      <text:p text:style-name="Standard">}}</text:p>
      <text:p text:style-name="Standard">printf("\nNew Hub: ");</text:p>
      <text:p text:style-name="Standard">for(i=0;i&lt;n;i++)</text:p>
      <text:p text:style-name="Standard">{for(j=0;j&lt;1;j++)</text:p>
      <text:p text:style-name="Standard">{multiply[i][j]=multiply[i][j]/sqrt(s);</text:p>
      <text:p text:style-name="Standard">printf("\n%c=%.2f",65+i,multiply[i][j]);</text:p>
      <text:p text:style-name="Standard">}}</text:p>
      <text:p text:style-name="Standard">printf("\nNew Auhtority:");</text:p>
      <text:p text:style-name="Standard">for(i=0;i&lt;n;i++)</text:p>
      <text:p text:style-name="Standard">{for(j=0;j&lt;1;j++)</text:p>
      <text:p text:style-name="Standard">{multiply1[i][j]=multiply1[i][j]/sqrt(s1);</text:p>
      <text:p text:style-name="Standard">printf("\n%c=%.2f",65+i,multiply1[i][j]);}}}}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OUTPUT:</text:p>
      <text:p text:style-name="Standard">Enter the number of nodes: 4</text:p>
      <text:p text:style-name="Standard"/>
      <text:p text:style-name="Standard">Enter the links. If there is a node from A -&gt; B: enter 1.</text:p>
      <text:p text:style-name="Standard">A-&gt;A: 0</text:p>
      <text:p text:style-name="Standard">A-&gt;B: 1</text:p>
      <text:p text:style-name="Standard">A-&gt;C: 1</text:p>
      <text:p text:style-name="Standard">A-&gt;D: 1</text:p>
      <text:p text:style-name="Standard">B-&gt;A: 0</text:p>
      <text:p text:style-name="Standard">B-&gt;B: 0</text:p>
      <text:p text:style-name="Standard">B-&gt;C: 1</text:p>
      <text:p text:style-name="Standard">B-&gt;D: 1</text:p>
      <text:p text:style-name="Standard">C-&gt;A: 1</text:p>
      <text:p text:style-name="Standard">C-&gt;B: 0</text:p>
      <text:p text:style-name="Standard">C-&gt;C: 0</text:p>
      <text:p text:style-name="Standard">C-&gt;D: 1</text:p>
      <text:p text:style-name="Standard">D-&gt;A: 0</text:p>
      <text:p text:style-name="Standard">D-&gt;B: 0</text:p>
      <text:p text:style-name="Standard"><text:soft-page-break/>D-&gt;C: 0</text:p>
      <text:p text:style-name="Standard">D-&gt;D: 1</text:p>
      <text:p text:style-name="Standard">Input Matrix is:</text:p>
      <text:p text:style-name="Standard"><text:s text:c="9"/>A <text:s text:c="9"/>B <text:s text:c="8"/>C <text:s text:c="7"/>D <text:s text:c="3"/></text:p>
      <text:p text:style-name="Standard">A <text:s text:c="3"/>0.00 <text:s text:c="3"/>1.00 <text:s text:c="3"/>1.00 <text:s text:c="3"/>1.00</text:p>
      <text:p text:style-name="Standard">B <text:s text:c="3"/>0.00 <text:s text:c="3"/>0.00 <text:s text:c="3"/>1.00 <text:s text:c="3"/>1.00</text:p>
      <text:p text:style-name="Standard">C <text:s text:c="3"/>1.00 <text:s text:c="3"/>0.00 <text:s text:c="3"/>0.00 <text:s text:c="3"/>1.00</text:p>
      <text:p text:style-name="Standard">D <text:s text:c="3"/>0.00 <text:s text:c="3"/>0.00 <text:s text:c="3"/>0.00 <text:s text:c="3"/>1.00</text:p>
      <text:p text:style-name="Standard">Enter the number of iterations desired: 1</text:p>
      <text:p text:style-name="Standard"/>
      <text:p text:style-name="Standard">New Hub:</text:p>
      <text:p text:style-name="Standard">A=0.21</text:p>
      <text:p text:style-name="Standard">B=0.21</text:p>
      <text:p text:style-name="Standard">C=0.43</text:p>
      <text:p text:style-name="Standard">D=0.85</text:p>
      <text:p text:style-name="Standard">New Authority:</text:p>
      <text:p text:style-name="Standard">A=0.62</text:p>
      <text:p text:style-name="Standard">B=0.53</text:p>
      <text:p text:style-name="Standard">C=0.45</text:p>
      <text:p text:style-name="Standard">D=0.3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15" meta:word-count="301" meta:character-count="2266" meta:non-whitespace-character-count="1936"/>
    <meta:generator>LibreOfficeDev/6.0.5.2$Linux_X86_64 LibreOffice_project/</meta:generator>
  </office:meta>
</office:document-meta>
</file>